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2.6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47.61mm"/>
    </style:style>
    <style:style style:name="co9" style:family="table-column">
      <style:table-column-properties fo:break-before="auto" style:column-width="83.4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>
      <style:text-properties style:font-name="FreeSans" fo:font-size="11pt"/>
    </style:style>
    <style:style style:name="ce1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5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8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8" style:family="table-cell" style:parent-style-name="Default" style:data-style-name="N108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" style:family="table-cell" style:parent-style-name="Default" style:data-style-name="N100">
      <style:text-properties style:font-name="FreeSans" fo:font-size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41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3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double-thin #000000" style:border-line-width-bottom="0.18mm 0.04mm 0.18mm" style:text-align-source="fix" style:repeat-content="false" fo:background-color="transparent" fo:wrap-option="no-wrap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wrap-option="no-wrap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0">
      <style:table-cell-properties fo:border-bottom="0.74pt solid #000000" style:text-align-source="fix" style:repeat-content="false" fo:wrap-option="no-wrap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8" style:family="table-cell" style:parent-style-name="Default" style:data-style-name="N100">
      <style:table-cell-properties fo:border-bottom="0.74pt double-thin #000000" style:border-line-width-bottom="0.18mm 0.04mm 0.18mm" style:text-align-source="fix" style:repeat-content="false" fo:wrap-option="no-wrap" fo:border-left="0.74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9" style:family="table-cell" style:parent-style-name="Default">
      <style:table-cell-properties fo:border-bottom="0.74pt solid #000000" fo:background-color="transparent" fo:border-left="0.74pt solid #000000" fo:border-right="0.74pt double-thin #000000" style:border-line-width-right="0.18mm 0.04mm 0.18mm" fo:border-top="0.74pt double-thin #000000" style:border-line-width-top="0.18mm 0.04mm 0.18mm"/>
    </style:style>
    <style:style style:name="ce50" style:family="table-cell" style:parent-style-name="Default" style:data-style-name="N109">
      <style:table-cell-properties fo:border-bottom="0.74pt solid #000000" fo:background-color="#5eb91e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1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  <style:map style:condition="cell-content()&lt;6.5" style:apply-style-name="Custom1" style:base-cell-address="Проєми.B4"/>
    </style:style>
    <style:style style:name="ce52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3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9">
      <style:table-cell-properties fo:border-bottom="0.74pt double-thin #000000" style:border-line-width-bottom="0.18mm 0.04mm 0.18mm" fo:background-color="#729fcf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5" style:family="table-cell" style:parent-style-name="Default">
      <style:table-cell-properties fo:border-bottom="0.74pt solid #000000" fo:border-left="0.74pt solid #000000" fo:border-right="0.74pt double-thin #000000" style:border-line-width-right="0.18mm 0.04mm 0.18mm" fo:border-top="0.74pt double-thin #000000" style:border-line-width-top="0.18mm 0.04mm 0.18mm"/>
    </style:style>
    <style:style style:name="ce56" style:family="table-cell" style:parent-style-name="Default" style:data-style-name="N109">
      <style:table-cell-properties fo:border-bottom="0.74pt solid #000000" fo:background-color="#8e86ae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7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8" style:family="table-cell" style:parent-style-name="Default" style:data-style-name="N109">
      <style:table-cell-properties fo:border-bottom="0.74pt double-thin #000000" style:border-line-width-bottom="0.18mm 0.04mm 0.18mm" fo:background-color="#8e86ae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  <style:map style:condition="cell-content()&gt;[.B8]" style:apply-style-name="Custom1" style:base-cell-address="Проєми.B16"/>
    </style:style>
    <style:style style:name="ce5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Погреб" table:style-name="ta1">
        <table:table-column table:style-name="co1" table:default-cell-style-name="ce4"/>
        <table:table-column table:style-name="co2" table:number-columns-repeated="4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 table:style-name="ce19"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string" calcext:value-type="string">
            <text:p>Кімната бічна 1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2]*[.C2]*[.D2]" office:value-type="float" office:value="2.1" calcext:value-type="float">
            <text:p>2,10</text:p>
          </table:table-cell>
          <table:table-cell table:style-name="ce17" table:formula="of:=[.E2]*[.$I$1]" office:value-type="float" office:value="840" calcext:value-type="float">
            <text:p>8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Кімната бічна 2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3]*[.C3]*[.D3]" office:value-type="float" office:value="2.1" calcext:value-type="float">
            <text:p>2,10</text:p>
          </table:table-cell>
          <table:table-cell table:style-name="ce17" table:formula="of:=[.E3]*[.$I$1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1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4]*[.C4]*[.D4]" office:value-type="float" office:value="1.2" calcext:value-type="float">
            <text:p>1,20</text:p>
          </table:table-cell>
          <table:table-cell table:style-name="ce17" table:formula="of:=[.E4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2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5]*[.C5]*[.D5]" office:value-type="float" office:value="1.2" calcext:value-type="float">
            <text:p>1,20</text:p>
          </table:table-cell>
          <table:table-cell table:style-name="ce17" table:formula="of:=[.E5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1</text:p>
          </table:table-cell>
          <table:table-cell table:style-name="ce6" office:value-type="float" office:value="1.33" calcext:value-type="float">
            <text:p>1,33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125" calcext:value-type="float">
            <text:p>0,13</text:p>
          </table:table-cell>
          <table:table-cell table:style-name="ce6" table:formula="of:=[.B8]*[.C8]*[.D6]" office:value-type="float" office:value="0.058125" calcext:value-type="float">
            <text:p>0,06</text:p>
          </table:table-cell>
          <table:table-cell table:style-name="ce17" table:formula="of:=[.E6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2</text:p>
          </table:table-cell>
          <table:table-cell table:style-name="ce6" office:value-type="float" office:value="1.46" calcext:value-type="float">
            <text:p>1,46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7]*[.C7]*[.D7]" office:value-type="float" office:value="0.09125" calcext:value-type="float">
            <text:p>0,09</text:p>
          </table:table-cell>
          <table:table-cell table:style-name="ce17" table:formula="of:=[.E7]*[.$I$1]" office:value-type="float" office:value="36.5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1</text:p>
          </table:table-cell>
          <table:table-cell table:style-name="ce6" office:value-type="float" office:value="0.93" calcext:value-type="float">
            <text:p>0,93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8]*[.C8]*[.D8]" office:value-type="float" office:value="0.058125" calcext:value-type="float">
            <text:p>0,06</text:p>
          </table:table-cell>
          <table:table-cell table:style-name="ce17" table:formula="of:=[.E8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2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65" calcext:value-type="float">
            <text:p>0,65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9]*[.C9]*[.D9]" office:value-type="float" office:value="0.0658125" calcext:value-type="float">
            <text:p>0,07</text:p>
          </table:table-cell>
          <table:table-cell table:style-name="ce17" table:formula="of:=[.E9]*[.$I$1]" office:value-type="float" office:value="26.325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Простінок</text:p>
          </table:table-cell>
          <table:table-cell table:style-name="ce6" office:value-type="float" office:value="1.9" calcext:value-type="float">
            <text:p>1,90</text:p>
          </table:table-cell>
          <table:table-cell table:style-name="ce6" office:value-type="float" office:value="2" calcext:value-type="float">
            <text:p>2,0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10]*[.C10]*[.D10]" office:value-type="float" office:value="0.475" calcext:value-type="float">
            <text:p>0,48</text:p>
          </table:table-cell>
          <table:table-cell table:style-name="ce17" table:formula="of:=[.E10]*[.$I$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Двері (-)</text:p>
          </table:table-cell>
          <table:table-cell table:style-name="ce6" office:value-type="float" office:value="0.7" calcext:value-type="float">
            <text:p>0,70</text:p>
          </table:table-cell>
          <table:table-cell table:style-name="ce6" office:value-type="float" office:value="1.8" calcext:value-type="float">
            <text:p>1,80</text:p>
          </table:table-cell>
          <table:table-cell table:style-name="ce13" office:value-type="float" office:value="-0.125" calcext:value-type="float">
            <text:p>-0,13</text:p>
          </table:table-cell>
          <table:table-cell table:style-name="ce6" table:formula="of:=[.B11]*[.C11]*[.D11]" office:value-type="float" office:value="-0.1575" calcext:value-type="float">
            <text:p>-0,16</text:p>
          </table:table-cell>
          <table:table-cell table:style-name="ce17" table:formula="of:=[.E11]*[.$I$1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style-name="ce17" table:formula="of:=SUM([.F2:.F9])" office:value-type="float" office:value="2749.325" calcext:value-type="float">
            <text:p>274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2]*(1 + [.$I$2]/100)" office:value-type="float" office:value="3024.2575" calcext:value-type="float">
            <text:p>3024</text:p>
          </table:table-cell>
          <table:table-cell table:number-columns-repeated="3"/>
        </table:table-row>
        <table:table-row table:style-name="ro1" table:number-rows-repeated="168">
          <table:table-cell/>
          <table:table-cell table:style-name="ce9" table:number-columns-repeated="4"/>
          <table:table-cell table:number-columns-repeated="4"/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Яма" table:style-name="ta1">
        <table:table-column table:style-name="co4" table:default-cell-style-name="ce2"/>
        <table:table-column table:style-name="co2" table:number-columns-repeated="3" table:default-cell-style-name="ce6"/>
        <table:table-column table:style-name="co5" table:default-cell-style-name="ce6"/>
        <table:table-column table:style-name="co6" table:default-cell-style-name="ce17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Кімната бічна 1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2]*[.C2]*[.D2]" office:value-type="float" office:value="1.6" calcext:value-type="float">
            <text:p>1,60</text:p>
          </table:table-cell>
          <table:table-cell table:formula="of:=[.E2]*[.$I$1]" office:value-type="float" office:value="640" calcext:value-type="float">
            <text:p>6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імната бічна 2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3]*[.C3]*[.D3]" office:value-type="float" office:value="1.6" calcext:value-type="float">
            <text:p>1,60</text:p>
          </table:table-cell>
          <table:table-cell table:formula="of:=[.E3]*[.$I$1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1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4]*[.C4]*[.D4]" office:value-type="float" office:value="0.28" calcext:value-type="float">
            <text:p>0,28</text:p>
          </table:table-cell>
          <table:table-cell table:formula="of:=[.E4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2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5]*[.C5]*[.D5]" office:value-type="float" office:value="0.28" calcext:value-type="float">
            <text:p>0,28</text:p>
          </table:table-cell>
          <table:table-cell table:formula="of:=[.E5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ір під полку (-)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0</text:p>
          </table:table-cell>
          <table:table-cell office:value-type="float" office:value="-0.25" calcext:value-type="float">
            <text:p>-0,25</text:p>
          </table:table-cell>
          <table:table-cell table:formula="of:=[.B6]*[.C6]*[.D6]" office:value-type="float" office:value="-0.12" calcext:value-type="float">
            <text:p>-0,12</text:p>
          </table:table-cell>
          <table:table-cell table:formula="of:=[.E6]*[.$I$1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1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7]" office:value-type="float" office:value="0.06" calcext:value-type="float">
            <text:p>0,06</text:p>
          </table:table-cell>
          <table:table-cell table:formula="of:=[.E7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2</text:p>
          </table:table-cell>
          <table:table-cell office:value-type="float" office:value="0.38" calcext:value-type="float">
            <text:p>0,38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8]*[.C8]*[.D8]" office:value-type="float" office:value="0.0285" calcext:value-type="float">
            <text:p>0,03</text:p>
          </table:table-cell>
          <table:table-cell table:formula="of:=[.E8]*[.$I$1]" office:value-type="float" office:value="11.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торцева 1</text:p>
          </table:table-cell>
          <table:table-cell office:value-type="float" office:value="0.8" calcext:value-type="float">
            <text:p>0,80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9]" office:value-type="float" office:value="0.06" calcext:value-type="float">
            <text:p>0,06</text:p>
          </table:table-cell>
          <table:table-cell table:formula="of:=[.E9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formula="of:=SUM([.F2:.F9])" office:value-type="float" office:value="1515.4" calcext:value-type="float">
            <text:p>15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0]*(1 + [.$I$2]/100)" office:value-type="float" office:value="1666.94" calcext:value-type="float">
            <text:p>1667</text:p>
          </table:table-cell>
          <table:table-cell table:number-columns-repeated="3"/>
        </table:table-row>
      </table:table>
      <table:table table:name="Арка (калькулятор)" table:style-name="ta1">
        <table:table-column table:style-name="co8" table:default-cell-style-name="ce45"/>
        <table:table-column table:style-name="co2" table:number-columns-repeated="2" table:default-cell-style-name="Default"/>
        <table:table-column table:style-name="co9" table:default-cell-style-name="ce4"/>
        <table:table-column table:style-name="co2" table:default-cell-style-name="ce60"/>
        <table:table-row table:style-name="ro1">
          <table:table-cell table:style-name="ce41" office:value-type="string" calcext:value-type="string" table:number-columns-spanned="2" table:number-rows-spanned="1">
            <text:p>Початкові данні</text:p>
          </table:table-cell>
          <table:covered-table-cell table:style-name="ce49"/>
          <table:table-cell/>
          <table:table-cell office:value-type="string" calcext:value-type="string" table:number-columns-spanned="2" table:number-rows-spanned="1">
            <text:p>Проміжні розрахунки</text:p>
          </table:table-cell>
          <table:covered-table-cell/>
        </table:table-row>
        <table:table-row table:style-name="ro1">
          <table:table-cell table:style-name="ce42" office:value-type="string" calcext:value-type="string">
            <text:p>Ширина прольоту, см</text:p>
          </table:table-cell>
          <table:table-cell table:style-name="ce50" office:value-type="float" office:value="80" calcext:value-type="float">
            <text:p>80,0</text:p>
          </table:table-cell>
          <table:table-cell/>
          <table:table-cell office:value-type="string" calcext:value-type="string">
            <text:p>Кут арки, рад</text:p>
          </table:table-cell>
          <table:table-cell table:formula="of:=2*ACOS( ([.B11]-[.B3])/[.B11])" office:value-type="float" office:value="0.760694922644571" calcext:value-type="float">
            <text:p>0,76</text:p>
          </table:table-cell>
        </table:table-row>
        <table:table-row table:style-name="ro1">
          <table:table-cell table:style-name="ce42" office:value-type="string" calcext:value-type="string">
            <text:p>Стріла арки, см</text:p>
          </table:table-cell>
          <table:table-cell table:style-name="ce50" office:value-type="float" office:value="7.7" calcext:value-type="float">
            <text:p>7,7</text:p>
          </table:table-cell>
          <table:table-cell/>
          <table:table-cell office:value-type="string" calcext:value-type="string">
            <text:p>Довжина арки низ, см</text:p>
          </table:table-cell>
          <table:table-cell table:formula="of:=[.B11]*[.E2]" office:value-type="float" office:value="81.9619141685006" calcext:value-type="float">
            <text:p>81,96</text:p>
          </table:table-cell>
        </table:table-row>
        <table:table-row table:style-name="ro3">
          <table:table-cell table:style-name="ce42" office:value-type="string" calcext:value-type="string">
            <text:p>Товщина цегли низ, см</text:p>
          </table:table-cell>
          <table:table-cell table:style-name="ce51" office:value-type="float" office:value="5.8" calcext:value-type="float">
            <text:p>5,8</text:p>
          </table:table-cell>
          <table:table-cell/>
          <table:table-cell table:style-name="ce59" office:value-type="string" calcext:value-type="string">
            <text:p>Довжина арки верх, см</text:p>
          </table:table-cell>
          <table:table-cell table:formula="of:=[.B12]*[.E2]" office:value-type="float" office:value="100.979287234615" calcext:value-type="float">
            <text:p>100,98</text:p>
          </table:table-cell>
        </table:table-row>
        <table:table-row table:style-name="ro1">
          <table:table-cell table:style-name="ce42" office:value-type="string" calcext:value-type="string">
            <text:p>Товщина цегли верх, см</text:p>
          </table:table-cell>
          <table:table-cell table:style-name="ce52" office:value-type="float" office:value="6.5" calcext:value-type="float">
            <text:p>6,5</text:p>
          </table:table-cell>
          <table:table-cell/>
          <table:table-cell office:value-type="string" calcext:value-type="string">
            <text:p>Кількість цегли при мін. шві, шт</text:p>
          </table:table-cell>
          <table:table-cell table:formula="of:=([.E3]+[.B7])/([.B4]+[.B7])" office:value-type="float" office:value="13.0891927251588" calcext:value-type="float">
            <text:p>13,09</text:p>
          </table:table-cell>
        </table:table-row>
        <table:table-row table:style-name="ro1">
          <table:table-cell table:style-name="ce42" office:value-type="string" calcext:value-type="string">
            <text:p>Висота цегли, см</text:p>
          </table:table-cell>
          <table:table-cell table:style-name="ce52" office:value-type="float" office:value="25" calcext:value-type="float">
            <text:p>25,0</text:p>
          </table:table-cell>
          <table:table-cell/>
          <table:table-cell office:value-type="string" calcext:value-type="string">
            <text:p>Кількість цегли конструктивна (непарна), шт</text:p>
          </table:table-cell>
          <table:table-cell table:formula="of:=ODD([.E5])-2" office:value-type="float" office:value="13" calcext:value-type="float">
            <text:p>13,00</text:p>
          </table:table-cell>
        </table:table-row>
        <table:table-row table:style-name="ro1">
          <table:table-cell table:style-name="ce43" office:value-type="string" calcext:value-type="string">
            <text:p>Мін. товщина шва, см</text:p>
          </table:table-cell>
          <table:table-cell table:style-name="ce53" office:value-type="float" office:value="0.5" calcext:value-type="float">
            <text:p>0,5</text:p>
          </table:table-cell>
          <table:table-cell/>
          <table:table-cell office:value-type="string" calcext:value-type="string">
            <text:p>Мін. товщина шва конструктивна, см</text:p>
          </table:table-cell>
          <table:table-cell table:formula="of:=([.E3]-[.B4]*[.E6])/([.E6]-1)" office:value-type="float" office:value="0.546826180708385" calcext:value-type="float">
            <text:p>0,55</text:p>
          </table:table-cell>
        </table:table-row>
        <table:table-row table:style-name="ro1">
          <table:table-cell table:style-name="ce44" office:value-type="string" calcext:value-type="string">
            <text:p>Макс. товщина шва, см</text:p>
          </table:table-cell>
          <table:table-cell table:style-name="ce54" office:value-type="float" office:value="2.5" calcext:value-type="float">
            <text:p>2,5</text:p>
          </table:table-cell>
          <table:table-cell/>
          <table:table-cell office:value-type="string" calcext:value-type="string">
            <text:p>Макс. товщина шва конструктивна, см</text:p>
          </table:table-cell>
          <table:table-cell table:formula="of:=([.E4]-[.B4]*[.E6])/([.E6]-1)" office:value-type="float" office:value="2.13160726955124" calcext:value-type="float">
            <text:p>2,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46" office:value-type="string" calcext:value-type="string" table:number-columns-spanned="2" table:number-rows-spanned="1">
            <text:p>Результати розрахунку</text:p>
          </table:table-cell>
          <table:covered-table-cell table:style-name="ce55"/>
          <table:table-cell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Радіус арки низ, см</text:p>
          </table:table-cell>
          <table:table-cell table:style-name="ce56" table:formula="of:=[.B2]*[.B2]/(8*[.B3])+[.B3]/2" office:value-type="float" office:value="107.746103896104" calcext:value-type="float">
            <text:p>107,7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Радіус арки верх, см</text:p>
          </table:table-cell>
          <table:table-cell table:style-name="ce56" table:formula="of:=[.B11]+[.B6]" office:value-type="float" office:value="132.746103896104" calcext:value-type="float">
            <text:p>132,7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Кут арки, град</text:p>
          </table:table-cell>
          <table:table-cell table:style-name="ce56" table:formula="of:=180*[.E2]/PI()" office:value-type="float" office:value="43.5846085645645" calcext:value-type="float">
            <text:p>43,6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Кількість цегли, шт</text:p>
          </table:table-cell>
          <table:table-cell table:style-name="ce57" table:formula="of:=[.E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Товщина шва низ, см</text:p>
          </table:table-cell>
          <table:table-cell table:style-name="ce56" table:formula="of:=[.E7]" office:value-type="float" office:value="0.54682618070838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Товщина шва верх, см</text:p>
          </table:table-cell>
          <table:table-cell table:style-name="ce58" table:formula="of:=[.E8]" office:value-type="float" office:value="2.13160726955124" calcext:value-type="float">
            <text:p>2,1</text:p>
          </table:table-cell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Арка (калькулятор)'.B4:'Арка (калькулятор)'.B4">
            <calcext:condition calcext:apply-style-name="Custom1" calcext:value="&lt;6.5" calcext:base-cell-address="Проєми.B4"/>
          </calcext:conditional-format>
          <calcext:conditional-format calcext:target-range-address="'Арка (калькулятор)'.B16:'Арка (калькулятор)'.B16">
            <calcext:condition calcext:apply-style-name="Custom1" calcext:value="&gt;[.B8]" calcext:base-cell-address="Проєми.B16"/>
          </calcext:conditional-format>
        </calcext:conditional-formats>
      </table:table>
      <table:table table:name="Проєми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number-style style:name="N109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.00.0000</text:date>, <text:time style:data-style-name="N2" text:time-value="08:39:12.703006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1-06-10T20:29:00.789866282</dc:date>
    <dc:creator>Віталій </dc:creator>
    <meta:editing-duration>PT7H4M6S</meta:editing-duration>
    <meta:editing-cycles>28</meta:editing-cycles>
    <meta:generator>LibreOffice/6.2.8.2$Linux_X86_64 LibreOffice_project/20$Build-2</meta:generator>
    <meta:document-statistic meta:table-count="4" meta:cell-count="179" meta:object-count="0"/>
  </office:meta>
</office:document-meta>
</file>